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kala</text:p>
          </table:table-cell>
          <table:table-cell office:value-type="string" calcext:value-type="string">
            <text:p>p_sayac</text:p>
          </table:table-cell>
          <table:table-cell office:value-type="string" calcext:value-type="string">
            <text:p>pattern_l</text:p>
          </table:table-cell>
          <table:table-cell office:value-type="string" calcext:value-type="string">
            <text:p>baski_dizi_str</text:p>
          </table:table-cell>
          <table:table-cell office:value-type="string" calcext:value-type="string">
            <text:p>baski_dizi_stop</text:p>
          </table:table-cell>
          <table:table-cell office:value-type="string" calcext:value-type="string">
            <text:p>hedef start</text:p>
          </table:table-cell>
          <table:table-cell office:value-type="string" calcext:value-type="string">
            <text:p>hedef stop</text:p>
          </table:table-cell>
          <table:table-cell/>
          <table:table-cell office:value-type="string" calcext:value-type="string">
            <text:p>hedef start</text:p>
          </table:table-cell>
          <table:table-cell office:value-type="string" calcext:value-type="string">
            <text:p>hedef stop</text:p>
          </table:table-cell>
          <table:table-cell office:value-type="string" calcext:value-type="string">
            <text:p>hedef start</text:p>
          </table:table-cell>
          <table:table-cell office:value-type="string" calcext:value-type="string">
            <text:p>hedef stop</text:p>
          </table:table-cell>
          <table:table-cell office:value-type="string" calcext:value-type="string">
            <text:p>hedef start</text:p>
          </table:table-cell>
          <table:table-cell office:value-type="string" calcext:value-type="string">
            <text:p>hedef st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6]+[.F6]*[.E6]+[.C6])*[.D6]" office:value-type="float" office:value="0" calcext:value-type="float">
            <text:p>0</text:p>
          </table:table-cell>
          <table:table-cell table:formula="of:=([.H6]+[.F6]*[.E6]+[.C6])*[.D6]" office:value-type="float" office:value="990" calcext:value-type="float">
            <text:p>990</text:p>
          </table:table-cell>
          <table:table-cell table:formula="of:=([.F6]*1*[.D6])" office:value-type="float" office:value="16830" calcext:value-type="float">
            <text:p>16830</text:p>
          </table:table-cell>
          <table:table-cell table:formula="of:=[.I6]+[.K6]" office:value-type="float" office:value="16830" calcext:value-type="float">
            <text:p>16830</text:p>
          </table:table-cell>
          <table:table-cell table:formula="of:=[.J6]+[.K6]" office:value-type="float" office:value="17820" calcext:value-type="float">
            <text:p>17820</text:p>
          </table:table-cell>
          <table:table-cell office:value-type="float" office:value="33660" calcext:value-type="float">
            <text:p>33660</text:p>
          </table:table-cell>
          <table:table-cell office:value-type="float" office:value="34650" calcext:value-type="float">
            <text:p>34650</text:p>
          </table:table-cell>
          <table:table-cell office:value-type="float" office:value="50490" calcext:value-type="float">
            <text:p>50490</text:p>
          </table:table-cell>
          <table:table-cell office:value-type="float" office:value="51480" calcext:value-type="float">
            <text:p>51480</text:p>
          </table:table-cell>
          <table:table-cell table:formula="of:=[.L6]-[.L7]" office:value-type="float" office:value="-1584" calcext:value-type="float">
            <text:p>-1584</text:p>
          </table:table-cell>
          <table:table-cell table:formula="of:=[.M6]-[.M7]" office:value-type="float" office:value="-1584" calcext:value-type="float">
            <text:p>-1584</text:p>
          </table:table-cell>
          <table:table-cell table:formula="of:=[.N6]-[.N7]" office:value-type="float" office:value="-1584" calcext:value-type="float">
            <text:p>-1584</text:p>
          </table:table-cell>
          <table:table-cell table:formula="of:=[.O6]-[.O7]" office:value-type="float" office:value="-1584" calcext:value-type="float">
            <text:p>-1584</text:p>
          </table:table-cell>
          <table:table-cell table:formula="of:=[.P6]-[.P7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([.G7]+[.F7]*[.E7]+[.C7])*[.D7]" office:value-type="float" office:value="1584" calcext:value-type="float">
            <text:p>1584</text:p>
          </table:table-cell>
          <table:table-cell table:formula="of:=([.H7]+[.F7]*[.E7]+[.C7])*[.D7]" office:value-type="float" office:value="2574" calcext:value-type="float">
            <text:p>2574</text:p>
          </table:table-cell>
          <table:table-cell table:formula="of:=([.F7]*1*[.D7])" office:value-type="float" office:value="16830" calcext:value-type="float">
            <text:p>16830</text:p>
          </table:table-cell>
          <table:table-cell table:formula="of:=[.I7]+[.K7]" office:value-type="float" office:value="18414" calcext:value-type="float">
            <text:p>18414</text:p>
          </table:table-cell>
          <table:table-cell table:formula="of:=[.J7]+[.K7]" office:value-type="float" office:value="19404" calcext:value-type="float">
            <text:p>19404</text:p>
          </table:table-cell>
          <table:table-cell office:value-type="float" office:value="35244" calcext:value-type="float">
            <text:p>35244</text:p>
          </table:table-cell>
          <table:table-cell office:value-type="float" office:value="36234" calcext:value-type="float">
            <text:p>36234</text:p>
          </table:table-cell>
          <table:table-cell office:value-type="float" office:value="52074" calcext:value-type="float">
            <text:p>52074</text:p>
          </table:table-cell>
          <table:table-cell office:value-type="float" office:value="53064" calcext:value-type="float">
            <text:p>530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G8]+[.F8]*[.E8]+[.C8])*[.D8]" office:value-type="float" office:value="3168" calcext:value-type="float">
            <text:p>3168</text:p>
          </table:table-cell>
          <table:table-cell table:formula="of:=([.H8]+[.F8]*[.E8]+[.C8])*[.D8]" office:value-type="float" office:value="4158" calcext:value-type="float">
            <text:p>4158</text:p>
          </table:table-cell>
          <table:table-cell table:formula="of:=([.F8]*1*[.D8])" office:value-type="float" office:value="16830" calcext:value-type="float">
            <text:p>16830</text:p>
          </table:table-cell>
          <table:table-cell table:formula="of:=[.I8]+[.K8]" office:value-type="float" office:value="19998" calcext:value-type="float">
            <text:p>19998</text:p>
          </table:table-cell>
          <table:table-cell table:formula="of:=[.J8]+[.K8]" office:value-type="float" office:value="20988" calcext:value-type="float">
            <text:p>20988</text:p>
          </table:table-cell>
          <table:table-cell office:value-type="float" office:value="36828" calcext:value-type="float">
            <text:p>36828</text:p>
          </table:table-cell>
          <table:table-cell office:value-type="float" office:value="37818" calcext:value-type="float">
            <text:p>37818</text:p>
          </table:table-cell>
          <table:table-cell office:value-type="float" office:value="53658" calcext:value-type="float">
            <text:p>53658</text:p>
          </table:table-cell>
          <table:table-cell office:value-type="float" office:value="54648" calcext:value-type="float">
            <text:p>54648</text:p>
          </table:table-cell>
          <table:table-cell table:formula="of:=[.L8]-[.L9]" office:value-type="float" office:value="-1584" calcext:value-type="float">
            <text:p>-1584</text:p>
          </table:table-cell>
          <table:table-cell table:formula="of:=[.M8]-[.M9]" office:value-type="float" office:value="-1584" calcext:value-type="float">
            <text:p>-1584</text:p>
          </table:table-cell>
          <table:table-cell table:formula="of:=[.N8]-[.N9]" office:value-type="float" office:value="-1584" calcext:value-type="float">
            <text:p>-1584</text:p>
          </table:table-cell>
          <table:table-cell table:formula="of:=[.O8]-[.O9]" office:value-type="float" office:value="-1584" calcext:value-type="float">
            <text:p>-1584</text:p>
          </table:table-cell>
          <table:table-cell table:formula="of:=[.P8]-[.P9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9]+[.F9]*[.E9]+[.C9])*[.D9]" office:value-type="float" office:value="4752" calcext:value-type="float">
            <text:p>4752</text:p>
          </table:table-cell>
          <table:table-cell table:formula="of:=([.H9]+[.F9]*[.E9]+[.C9])*[.D9]" office:value-type="float" office:value="5742" calcext:value-type="float">
            <text:p>5742</text:p>
          </table:table-cell>
          <table:table-cell table:formula="of:=([.F9]*1*[.D9])" office:value-type="float" office:value="16830" calcext:value-type="float">
            <text:p>16830</text:p>
          </table:table-cell>
          <table:table-cell table:formula="of:=[.I9]+[.K9]" office:value-type="float" office:value="21582" calcext:value-type="float">
            <text:p>21582</text:p>
          </table:table-cell>
          <table:table-cell table:formula="of:=[.J9]+[.K9]" office:value-type="float" office:value="22572" calcext:value-type="float">
            <text:p>22572</text:p>
          </table:table-cell>
          <table:table-cell office:value-type="float" office:value="38412" calcext:value-type="float">
            <text:p>38412</text:p>
          </table:table-cell>
          <table:table-cell office:value-type="float" office:value="39402" calcext:value-type="float">
            <text:p>39402</text:p>
          </table:table-cell>
          <table:table-cell office:value-type="float" office:value="55242" calcext:value-type="float">
            <text:p>55242</text:p>
          </table:table-cell>
          <table:table-cell office:value-type="float" office:value="56232" calcext:value-type="float">
            <text:p>56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G10]+[.F10]*[.E10]+[.C10])*[.D10]" office:value-type="float" office:value="6336" calcext:value-type="float">
            <text:p>6336</text:p>
          </table:table-cell>
          <table:table-cell table:formula="of:=([.H10]+[.F10]*[.E10]+[.C10])*[.D10]" office:value-type="float" office:value="7326" calcext:value-type="float">
            <text:p>7326</text:p>
          </table:table-cell>
          <table:table-cell table:formula="of:=([.F10]*1*[.D10])" office:value-type="float" office:value="16830" calcext:value-type="float">
            <text:p>16830</text:p>
          </table:table-cell>
          <table:table-cell table:formula="of:=[.I10]+[.K10]" office:value-type="float" office:value="23166" calcext:value-type="float">
            <text:p>23166</text:p>
          </table:table-cell>
          <table:table-cell table:formula="of:=[.J10]+[.K10]" office:value-type="float" office:value="24156" calcext:value-type="float">
            <text:p>24156</text:p>
          </table:table-cell>
          <table:table-cell office:value-type="float" office:value="39996" calcext:value-type="float">
            <text:p>39996</text:p>
          </table:table-cell>
          <table:table-cell office:value-type="float" office:value="40986" calcext:value-type="float">
            <text:p>40986</text:p>
          </table:table-cell>
          <table:table-cell office:value-type="float" office:value="56826" calcext:value-type="float">
            <text:p>56826</text:p>
          </table:table-cell>
          <table:table-cell office:value-type="float" office:value="57816" calcext:value-type="float">
            <text:p>57816</text:p>
          </table:table-cell>
          <table:table-cell table:formula="of:=[.L10]-[.L11]" office:value-type="float" office:value="-1584" calcext:value-type="float">
            <text:p>-1584</text:p>
          </table:table-cell>
          <table:table-cell table:formula="of:=[.M10]-[.M11]" office:value-type="float" office:value="-1584" calcext:value-type="float">
            <text:p>-1584</text:p>
          </table:table-cell>
          <table:table-cell table:formula="of:=[.N10]-[.N11]" office:value-type="float" office:value="-1584" calcext:value-type="float">
            <text:p>-1584</text:p>
          </table:table-cell>
          <table:table-cell table:formula="of:=[.O10]-[.O11]" office:value-type="float" office:value="-1584" calcext:value-type="float">
            <text:p>-1584</text:p>
          </table:table-cell>
          <table:table-cell table:formula="of:=[.P10]-[.P11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([.G11]+[.F11]*[.E11]+[.C11])*[.D11]" office:value-type="float" office:value="7920" calcext:value-type="float">
            <text:p>7920</text:p>
          </table:table-cell>
          <table:table-cell table:formula="of:=([.H11]+[.F11]*[.E11]+[.C11])*[.D11]" office:value-type="float" office:value="8910" calcext:value-type="float">
            <text:p>8910</text:p>
          </table:table-cell>
          <table:table-cell table:formula="of:=([.F11]*1*[.D11])" office:value-type="float" office:value="16830" calcext:value-type="float">
            <text:p>16830</text:p>
          </table:table-cell>
          <table:table-cell table:formula="of:=[.I11]+[.K11]" office:value-type="float" office:value="24750" calcext:value-type="float">
            <text:p>24750</text:p>
          </table:table-cell>
          <table:table-cell table:formula="of:=[.J11]+[.K11]" office:value-type="float" office:value="25740" calcext:value-type="float">
            <text:p>25740</text:p>
          </table:table-cell>
          <table:table-cell office:value-type="float" office:value="41580" calcext:value-type="float">
            <text:p>41580</text:p>
          </table:table-cell>
          <table:table-cell office:value-type="float" office:value="42570" calcext:value-type="float">
            <text:p>42570</text:p>
          </table:table-cell>
          <table:table-cell office:value-type="float" office:value="58410" calcext:value-type="float">
            <text:p>58410</text:p>
          </table:table-cell>
          <table:table-cell office:value-type="float" office:value="59400" calcext:value-type="float">
            <text:p>59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([.G12]+[.F12]*[.E12]+[.C12])*[.D12]" office:value-type="float" office:value="9504" calcext:value-type="float">
            <text:p>9504</text:p>
          </table:table-cell>
          <table:table-cell table:formula="of:=([.H12]+[.F12]*[.E12]+[.C12])*[.D12]" office:value-type="float" office:value="10494" calcext:value-type="float">
            <text:p>10494</text:p>
          </table:table-cell>
          <table:table-cell table:formula="of:=([.F12]*1*[.D12])" office:value-type="float" office:value="16830" calcext:value-type="float">
            <text:p>16830</text:p>
          </table:table-cell>
          <table:table-cell table:formula="of:=[.I12]+[.K12]" office:value-type="float" office:value="26334" calcext:value-type="float">
            <text:p>26334</text:p>
          </table:table-cell>
          <table:table-cell table:formula="of:=[.J12]+[.K12]" office:value-type="float" office:value="27324" calcext:value-type="float">
            <text:p>27324</text:p>
          </table:table-cell>
          <table:table-cell office:value-type="float" office:value="43164" calcext:value-type="float">
            <text:p>43164</text:p>
          </table:table-cell>
          <table:table-cell office:value-type="float" office:value="44154" calcext:value-type="float">
            <text:p>44154</text:p>
          </table:table-cell>
          <table:table-cell office:value-type="float" office:value="59994" calcext:value-type="float">
            <text:p>59994</text:p>
          </table:table-cell>
          <table:table-cell office:value-type="float" office:value="60984" calcext:value-type="float">
            <text:p>60984</text:p>
          </table:table-cell>
          <table:table-cell table:formula="of:=[.L12]-[.L13]" office:value-type="float" office:value="-1584" calcext:value-type="float">
            <text:p>-1584</text:p>
          </table:table-cell>
          <table:table-cell table:formula="of:=[.M12]-[.M13]" office:value-type="float" office:value="-1584" calcext:value-type="float">
            <text:p>-1584</text:p>
          </table:table-cell>
          <table:table-cell table:formula="of:=[.N12]-[.N13]" office:value-type="float" office:value="-1584" calcext:value-type="float">
            <text:p>-1584</text:p>
          </table:table-cell>
          <table:table-cell table:formula="of:=[.O12]-[.O13]" office:value-type="float" office:value="-1584" calcext:value-type="float">
            <text:p>-1584</text:p>
          </table:table-cell>
          <table:table-cell table:formula="of:=[.P12]-[.P13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13]+[.F13]*[.E13]+[.C13])*[.D13]" office:value-type="float" office:value="11088" calcext:value-type="float">
            <text:p>11088</text:p>
          </table:table-cell>
          <table:table-cell table:formula="of:=([.H13]+[.F13]*[.E13]+[.C13])*[.D13]" office:value-type="float" office:value="12078" calcext:value-type="float">
            <text:p>12078</text:p>
          </table:table-cell>
          <table:table-cell table:formula="of:=([.F13]*1*[.D13])" office:value-type="float" office:value="16830" calcext:value-type="float">
            <text:p>16830</text:p>
          </table:table-cell>
          <table:table-cell table:formula="of:=[.I13]+[.K13]" office:value-type="float" office:value="27918" calcext:value-type="float">
            <text:p>27918</text:p>
          </table:table-cell>
          <table:table-cell table:formula="of:=[.J13]+[.K13]" office:value-type="float" office:value="28908" calcext:value-type="float">
            <text:p>28908</text:p>
          </table:table-cell>
          <table:table-cell office:value-type="float" office:value="44748" calcext:value-type="float">
            <text:p>44748</text:p>
          </table:table-cell>
          <table:table-cell office:value-type="float" office:value="45738" calcext:value-type="float">
            <text:p>45738</text:p>
          </table:table-cell>
          <table:table-cell office:value-type="float" office:value="61578" calcext:value-type="float">
            <text:p>61578</text:p>
          </table:table-cell>
          <table:table-cell office:value-type="float" office:value="62568" calcext:value-type="float">
            <text:p>62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14]+[.F14]*[.E14]+[.C14])*[.D14]" office:value-type="float" office:value="7920" calcext:value-type="float">
            <text:p>7920</text:p>
          </table:table-cell>
          <table:table-cell table:formula="of:=([.H14]+[.F14]*[.E14]+[.C14])*[.D14]" office:value-type="float" office:value="9900" calcext:value-type="float">
            <text:p>9900</text:p>
          </table:table-cell>
          <table:table-cell table:formula="of:=([.F14]*1*[.D14])" office:value-type="float" office:value="16830" calcext:value-type="float">
            <text:p>16830</text:p>
          </table:table-cell>
          <table:table-cell table:formula="of:=[.I14]+[.K14]" office:value-type="float" office:value="24750" calcext:value-type="float">
            <text:p>24750</text:p>
          </table:table-cell>
          <table:table-cell table:formula="of:=[.J14]+[.K14]" office:value-type="float" office:value="26730" calcext:value-type="float">
            <text:p>26730</text:p>
          </table:table-cell>
          <table:table-cell office:value-type="float" office:value="41580" calcext:value-type="float">
            <text:p>41580</text:p>
          </table:table-cell>
          <table:table-cell office:value-type="float" office:value="43560" calcext:value-type="float">
            <text:p>43560</text:p>
          </table:table-cell>
          <table:table-cell office:value-type="float" office:value="58410" calcext:value-type="float">
            <text:p>58410</text:p>
          </table:table-cell>
          <table:table-cell office:value-type="float" office:value="60390" calcext:value-type="float">
            <text:p>60390</text:p>
          </table:table-cell>
          <table:table-cell table:formula="of:=[.L14]-[.L15]" office:value-type="float" office:value="-2574" calcext:value-type="float">
            <text:p>-2574</text:p>
          </table:table-cell>
          <table:table-cell table:formula="of:=[.M14]-[.M15]" office:value-type="float" office:value="-1584" calcext:value-type="float">
            <text:p>-1584</text:p>
          </table:table-cell>
          <table:table-cell table:formula="of:=[.N14]-[.N15]" office:value-type="float" office:value="-2574" calcext:value-type="float">
            <text:p>-2574</text:p>
          </table:table-cell>
          <table:table-cell table:formula="of:=[.O14]-[.O15]" office:value-type="float" office:value="-1584" calcext:value-type="float">
            <text:p>-1584</text:p>
          </table:table-cell>
          <table:table-cell table:formula="of:=[.P14]-[.P15]" office:value-type="float" office:value="-2574" calcext:value-type="float">
            <text:p>-257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([.G15]+[.F15]*[.E15]+[.C15])*[.D15]" office:value-type="float" office:value="10494" calcext:value-type="float">
            <text:p>10494</text:p>
          </table:table-cell>
          <table:table-cell table:formula="of:=([.H15]+[.F15]*[.E15]+[.C15])*[.D15]" office:value-type="float" office:value="11484" calcext:value-type="float">
            <text:p>11484</text:p>
          </table:table-cell>
          <table:table-cell table:formula="of:=([.F15]*1*[.D15])" office:value-type="float" office:value="16830" calcext:value-type="float">
            <text:p>16830</text:p>
          </table:table-cell>
          <table:table-cell table:formula="of:=[.I15]+[.K15]" office:value-type="float" office:value="27324" calcext:value-type="float">
            <text:p>27324</text:p>
          </table:table-cell>
          <table:table-cell table:formula="of:=[.J15]+[.K15]" office:value-type="float" office:value="28314" calcext:value-type="float">
            <text:p>28314</text:p>
          </table:table-cell>
          <table:table-cell office:value-type="float" office:value="44154" calcext:value-type="float">
            <text:p>44154</text:p>
          </table:table-cell>
          <table:table-cell office:value-type="float" office:value="45144" calcext:value-type="float">
            <text:p>45144</text:p>
          </table:table-cell>
          <table:table-cell office:value-type="float" office:value="60984" calcext:value-type="float">
            <text:p>60984</text:p>
          </table:table-cell>
          <table:table-cell office:value-type="float" office:value="61974" calcext:value-type="float">
            <text:p>619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formula="of:=([.G16]+[.F16]*[.E16]+[.C16])*[.D16]" office:value-type="float" office:value="12078" calcext:value-type="float">
            <text:p>12078</text:p>
          </table:table-cell>
          <table:table-cell table:formula="of:=([.H16]+[.F16]*[.E16]+[.C16])*[.D16]" office:value-type="float" office:value="13068" calcext:value-type="float">
            <text:p>13068</text:p>
          </table:table-cell>
          <table:table-cell table:formula="of:=([.F16]*1*[.D16])" office:value-type="float" office:value="16830" calcext:value-type="float">
            <text:p>16830</text:p>
          </table:table-cell>
          <table:table-cell table:formula="of:=[.I16]+[.K16]" office:value-type="float" office:value="28908" calcext:value-type="float">
            <text:p>28908</text:p>
          </table:table-cell>
          <table:table-cell table:formula="of:=[.J16]+[.K16]" office:value-type="float" office:value="29898" calcext:value-type="float">
            <text:p>29898</text:p>
          </table:table-cell>
          <table:table-cell office:value-type="float" office:value="45738" calcext:value-type="float">
            <text:p>45738</text:p>
          </table:table-cell>
          <table:table-cell office:value-type="float" office:value="46728" calcext:value-type="float">
            <text:p>46728</text:p>
          </table:table-cell>
          <table:table-cell office:value-type="float" office:value="62568" calcext:value-type="float">
            <text:p>62568</text:p>
          </table:table-cell>
          <table:table-cell office:value-type="float" office:value="63558" calcext:value-type="float">
            <text:p>63558</text:p>
          </table:table-cell>
          <table:table-cell table:formula="of:=[.L16]-[.L17]" office:value-type="float" office:value="-1584" calcext:value-type="float">
            <text:p>-1584</text:p>
          </table:table-cell>
          <table:table-cell table:formula="of:=[.M16]-[.M17]" office:value-type="float" office:value="-1584" calcext:value-type="float">
            <text:p>-1584</text:p>
          </table:table-cell>
          <table:table-cell table:formula="of:=[.N16]-[.N17]" office:value-type="float" office:value="-1584" calcext:value-type="float">
            <text:p>-1584</text:p>
          </table:table-cell>
          <table:table-cell table:formula="of:=[.O16]-[.O17]" office:value-type="float" office:value="-1584" calcext:value-type="float">
            <text:p>-1584</text:p>
          </table:table-cell>
          <table:table-cell table:formula="of:=[.P16]-[.P17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formula="of:=([.G17]+[.F17]*[.E17]+[.C17])*[.D17]" office:value-type="float" office:value="13662" calcext:value-type="float">
            <text:p>13662</text:p>
          </table:table-cell>
          <table:table-cell table:formula="of:=([.H17]+[.F17]*[.E17]+[.C17])*[.D17]" office:value-type="float" office:value="14652" calcext:value-type="float">
            <text:p>14652</text:p>
          </table:table-cell>
          <table:table-cell table:formula="of:=([.F17]*1*[.D17])" office:value-type="float" office:value="16830" calcext:value-type="float">
            <text:p>16830</text:p>
          </table:table-cell>
          <table:table-cell table:formula="of:=[.I17]+[.K17]" office:value-type="float" office:value="30492" calcext:value-type="float">
            <text:p>30492</text:p>
          </table:table-cell>
          <table:table-cell table:formula="of:=[.J17]+[.K17]" office:value-type="float" office:value="31482" calcext:value-type="float">
            <text:p>31482</text:p>
          </table:table-cell>
          <table:table-cell office:value-type="float" office:value="47322" calcext:value-type="float">
            <text:p>47322</text:p>
          </table:table-cell>
          <table:table-cell office:value-type="float" office:value="48312" calcext:value-type="float">
            <text:p>48312</text:p>
          </table:table-cell>
          <table:table-cell office:value-type="float" office:value="64152" calcext:value-type="float">
            <text:p>64152</text:p>
          </table:table-cell>
          <table:table-cell office:value-type="float" office:value="65142" calcext:value-type="float">
            <text:p>651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table:formula="of:=([.G18]+[.F18]*[.E18]+[.C18])*[.D18]" office:value-type="float" office:value="15246" calcext:value-type="float">
            <text:p>15246</text:p>
          </table:table-cell>
          <table:table-cell table:formula="of:=([.H18]+[.F18]*[.E18]+[.C18])*[.D18]" office:value-type="float" office:value="16236" calcext:value-type="float">
            <text:p>16236</text:p>
          </table:table-cell>
          <table:table-cell table:formula="of:=([.F18]*1*[.D18])" office:value-type="float" office:value="16830" calcext:value-type="float">
            <text:p>16830</text:p>
          </table:table-cell>
          <table:table-cell table:formula="of:=[.I18]+[.K18]" office:value-type="float" office:value="32076" calcext:value-type="float">
            <text:p>32076</text:p>
          </table:table-cell>
          <table:table-cell table:formula="of:=[.J18]+[.K18]" office:value-type="float" office:value="33066" calcext:value-type="float">
            <text:p>33066</text:p>
          </table:table-cell>
          <table:table-cell office:value-type="float" office:value="48906" calcext:value-type="float">
            <text:p>48906</text:p>
          </table:table-cell>
          <table:table-cell office:value-type="float" office:value="49896" calcext:value-type="float">
            <text:p>49896</text:p>
          </table:table-cell>
          <table:table-cell office:value-type="float" office:value="65736" calcext:value-type="float">
            <text:p>65736</text:p>
          </table:table-cell>
          <table:table-cell office:value-type="float" office:value="66726" calcext:value-type="float">
            <text:p>66726</text:p>
          </table:table-cell>
          <table:table-cell table:formula="of:=[.L18]-[.L19]" office:value-type="float" office:value="-1584" calcext:value-type="float">
            <text:p>-1584</text:p>
          </table:table-cell>
          <table:table-cell table:formula="of:=[.M18]-[.M19]" office:value-type="float" office:value="-1584" calcext:value-type="float">
            <text:p>-1584</text:p>
          </table:table-cell>
          <table:table-cell table:formula="of:=[.N18]-[.N19]" office:value-type="float" office:value="-1584" calcext:value-type="float">
            <text:p>-1584</text:p>
          </table:table-cell>
          <table:table-cell table:formula="of:=[.O18]-[.O19]" office:value-type="float" office:value="-1584" calcext:value-type="float">
            <text:p>-1584</text:p>
          </table:table-cell>
          <table:table-cell table:formula="of:=[.P18]-[.P19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formula="of:=([.G19]+[.F19]*[.E19]+[.C19])*[.D19]" office:value-type="float" office:value="16830" calcext:value-type="float">
            <text:p>16830</text:p>
          </table:table-cell>
          <table:table-cell table:formula="of:=([.H19]+[.F19]*[.E19]+[.C19])*[.D19]" office:value-type="float" office:value="17820" calcext:value-type="float">
            <text:p>17820</text:p>
          </table:table-cell>
          <table:table-cell table:formula="of:=([.F19]*1*[.D19])" office:value-type="float" office:value="16830" calcext:value-type="float">
            <text:p>16830</text:p>
          </table:table-cell>
          <table:table-cell table:formula="of:=[.I19]+[.K19]" office:value-type="float" office:value="33660" calcext:value-type="float">
            <text:p>33660</text:p>
          </table:table-cell>
          <table:table-cell table:formula="of:=[.J19]+[.K19]" office:value-type="float" office:value="34650" calcext:value-type="float">
            <text:p>34650</text:p>
          </table:table-cell>
          <table:table-cell office:value-type="float" office:value="50490" calcext:value-type="float">
            <text:p>50490</text:p>
          </table:table-cell>
          <table:table-cell office:value-type="float" office:value="51480" calcext:value-type="float">
            <text:p>51480</text:p>
          </table:table-cell>
          <table:table-cell office:value-type="float" office:value="67320" calcext:value-type="float">
            <text:p>67320</text:p>
          </table:table-cell>
          <table:table-cell office:value-type="float" office:value="68310" calcext:value-type="float">
            <text:p>683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formula="of:=([.G20]+[.F20]*[.E20]+[.C20])*[.D20]" office:value-type="float" office:value="18414" calcext:value-type="float">
            <text:p>18414</text:p>
          </table:table-cell>
          <table:table-cell table:formula="of:=([.H20]+[.F20]*[.E20]+[.C20])*[.D20]" office:value-type="float" office:value="19404" calcext:value-type="float">
            <text:p>19404</text:p>
          </table:table-cell>
          <table:table-cell table:formula="of:=([.F20]*1*[.D20])" office:value-type="float" office:value="16830" calcext:value-type="float">
            <text:p>16830</text:p>
          </table:table-cell>
          <table:table-cell table:formula="of:=[.I20]+[.K20]" office:value-type="float" office:value="35244" calcext:value-type="float">
            <text:p>35244</text:p>
          </table:table-cell>
          <table:table-cell table:formula="of:=[.J20]+[.K20]" office:value-type="float" office:value="36234" calcext:value-type="float">
            <text:p>36234</text:p>
          </table:table-cell>
          <table:table-cell office:value-type="float" office:value="52074" calcext:value-type="float">
            <text:p>52074</text:p>
          </table:table-cell>
          <table:table-cell office:value-type="float" office:value="53064" calcext:value-type="float">
            <text:p>53064</text:p>
          </table:table-cell>
          <table:table-cell office:value-type="float" office:value="68904" calcext:value-type="float">
            <text:p>68904</text:p>
          </table:table-cell>
          <table:table-cell office:value-type="float" office:value="69894" calcext:value-type="float">
            <text:p>69894</text:p>
          </table:table-cell>
          <table:table-cell table:formula="of:=[.L20]-[.L21]" office:value-type="float" office:value="-1584" calcext:value-type="float">
            <text:p>-1584</text:p>
          </table:table-cell>
          <table:table-cell table:formula="of:=[.M20]-[.M21]" office:value-type="float" office:value="-1584" calcext:value-type="float">
            <text:p>-1584</text:p>
          </table:table-cell>
          <table:table-cell table:formula="of:=[.N20]-[.N21]" office:value-type="float" office:value="-1584" calcext:value-type="float">
            <text:p>-1584</text:p>
          </table:table-cell>
          <table:table-cell table:formula="of:=[.O20]-[.O21]" office:value-type="float" office:value="-1584" calcext:value-type="float">
            <text:p>-1584</text:p>
          </table:table-cell>
          <table:table-cell table:formula="of:=[.P20]-[.P21]" office:value-type="float" office:value="-1584" calcext:value-type="float">
            <text:p>-1584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formula="of:=([.G21]+[.F21]*[.E21]+[.C21])*[.D21]" office:value-type="float" office:value="19998" calcext:value-type="float">
            <text:p>19998</text:p>
          </table:table-cell>
          <table:table-cell table:formula="of:=([.H21]+[.F21]*[.E21]+[.C21])*[.D21]" office:value-type="float" office:value="20988" calcext:value-type="float">
            <text:p>20988</text:p>
          </table:table-cell>
          <table:table-cell table:formula="of:=([.F21]*1*[.D21])" office:value-type="float" office:value="16830" calcext:value-type="float">
            <text:p>16830</text:p>
          </table:table-cell>
          <table:table-cell table:formula="of:=[.I21]+[.K21]" office:value-type="float" office:value="36828" calcext:value-type="float">
            <text:p>36828</text:p>
          </table:table-cell>
          <table:table-cell table:formula="of:=[.J21]+[.K21]" office:value-type="float" office:value="37818" calcext:value-type="float">
            <text:p>37818</text:p>
          </table:table-cell>
          <table:table-cell office:value-type="float" office:value="53658" calcext:value-type="float">
            <text:p>53658</text:p>
          </table:table-cell>
          <table:table-cell office:value-type="float" office:value="54648" calcext:value-type="float">
            <text:p>54648</text:p>
          </table:table-cell>
          <table:table-cell office:value-type="float" office:value="70488" calcext:value-type="float">
            <text:p>70488</text:p>
          </table:table-cell>
          <table:table-cell office:value-type="float" office:value="71478" calcext:value-type="float">
            <text:p>71478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kala</text:p>
          </table:table-cell>
          <table:table-cell office:value-type="string" calcext:value-type="string">
            <text:p>p_sayac</text:p>
          </table:table-cell>
          <table:table-cell office:value-type="string" calcext:value-type="string">
            <text:p>pattern_l</text:p>
          </table:table-cell>
          <table:table-cell office:value-type="string" calcext:value-type="string">
            <text:p>baski_dizi_str</text:p>
          </table:table-cell>
          <table:table-cell office:value-type="string" calcext:value-type="string">
            <text:p>baski_dizi_stop</text:p>
          </table:table-cell>
          <table:table-cell office:value-type="string" calcext:value-type="string">
            <text:p>hedef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26]+[.F26]*[.E26]+[.C26])*[.D26]" office:value-type="float" office:value="16830" calcext:value-type="float">
            <text:p>16830</text:p>
          </table:table-cell>
          <table:table-cell table:formula="of:=([.H26]+[.F26]*[.E26]+[.C26])*[.D26]" office:value-type="float" office:value="17820" calcext:value-type="float">
            <text:p>17820</text:p>
          </table:table-cell>
          <table:table-cell table:formula="of:=([.F26]*1*[.D26])" office:value-type="float" office:value="16830" calcext:value-type="float">
            <text:p>16830</text:p>
          </table:table-cell>
          <table:table-cell table:formula="of:=[.I26]+[.K26]" office:value-type="float" office:value="33660" calcext:value-type="float">
            <text:p>33660</text:p>
          </table:table-cell>
          <table:table-cell table:formula="of:=[.J26]+[.K26]" office:value-type="float" office:value="34650" calcext:value-type="float">
            <text:p>346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([.G27]+[.F27]*[.E27]+[.C27])*[.D27]" office:value-type="float" office:value="18414" calcext:value-type="float">
            <text:p>18414</text:p>
          </table:table-cell>
          <table:table-cell table:formula="of:=([.H27]+[.F27]*[.E27]+[.C27])*[.D27]" office:value-type="float" office:value="19404" calcext:value-type="float">
            <text:p>19404</text:p>
          </table:table-cell>
          <table:table-cell table:formula="of:=([.F27]*1*[.D27])" office:value-type="float" office:value="16830" calcext:value-type="float">
            <text:p>16830</text:p>
          </table:table-cell>
          <table:table-cell table:formula="of:=[.I27]+[.K27]" office:value-type="float" office:value="35244" calcext:value-type="float">
            <text:p>35244</text:p>
          </table:table-cell>
          <table:table-cell table:formula="of:=[.J27]+[.K27]" office:value-type="float" office:value="36234" calcext:value-type="float">
            <text:p>3623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G28]+[.F28]*[.E28]+[.C28])*[.D28]" office:value-type="float" office:value="19998" calcext:value-type="float">
            <text:p>19998</text:p>
          </table:table-cell>
          <table:table-cell table:formula="of:=([.H28]+[.F28]*[.E28]+[.C28])*[.D28]" office:value-type="float" office:value="20988" calcext:value-type="float">
            <text:p>20988</text:p>
          </table:table-cell>
          <table:table-cell table:formula="of:=([.F28]*1*[.D28])" office:value-type="float" office:value="16830" calcext:value-type="float">
            <text:p>16830</text:p>
          </table:table-cell>
          <table:table-cell table:formula="of:=[.I28]+[.K28]" office:value-type="float" office:value="36828" calcext:value-type="float">
            <text:p>36828</text:p>
          </table:table-cell>
          <table:table-cell table:formula="of:=[.J28]+[.K28]" office:value-type="float" office:value="37818" calcext:value-type="float">
            <text:p>378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29]+[.F29]*[.E29]+[.C29])*[.D29]" office:value-type="float" office:value="21582" calcext:value-type="float">
            <text:p>21582</text:p>
          </table:table-cell>
          <table:table-cell table:formula="of:=([.H29]+[.F29]*[.E29]+[.C29])*[.D29]" office:value-type="float" office:value="22572" calcext:value-type="float">
            <text:p>22572</text:p>
          </table:table-cell>
          <table:table-cell table:formula="of:=([.F29]*1*[.D29])" office:value-type="float" office:value="16830" calcext:value-type="float">
            <text:p>16830</text:p>
          </table:table-cell>
          <table:table-cell table:formula="of:=[.I29]+[.K29]" office:value-type="float" office:value="38412" calcext:value-type="float">
            <text:p>38412</text:p>
          </table:table-cell>
          <table:table-cell table:formula="of:=[.J29]+[.K29]" office:value-type="float" office:value="39402" calcext:value-type="float">
            <text:p>394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G30]+[.F30]*[.E30]+[.C30])*[.D30]" office:value-type="float" office:value="23166" calcext:value-type="float">
            <text:p>23166</text:p>
          </table:table-cell>
          <table:table-cell table:formula="of:=([.H30]+[.F30]*[.E30]+[.C30])*[.D30]" office:value-type="float" office:value="24156" calcext:value-type="float">
            <text:p>24156</text:p>
          </table:table-cell>
          <table:table-cell table:formula="of:=([.F30]*1*[.D30])" office:value-type="float" office:value="16830" calcext:value-type="float">
            <text:p>16830</text:p>
          </table:table-cell>
          <table:table-cell table:formula="of:=[.I30]+[.K30]" office:value-type="float" office:value="39996" calcext:value-type="float">
            <text:p>39996</text:p>
          </table:table-cell>
          <table:table-cell table:formula="of:=[.J30]+[.K30]" office:value-type="float" office:value="40986" calcext:value-type="float">
            <text:p>4098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([.G31]+[.F31]*[.E31]+[.C31])*[.D31]" office:value-type="float" office:value="24750" calcext:value-type="float">
            <text:p>24750</text:p>
          </table:table-cell>
          <table:table-cell table:formula="of:=([.H31]+[.F31]*[.E31]+[.C31])*[.D31]" office:value-type="float" office:value="25740" calcext:value-type="float">
            <text:p>25740</text:p>
          </table:table-cell>
          <table:table-cell table:formula="of:=([.F31]*1*[.D31])" office:value-type="float" office:value="16830" calcext:value-type="float">
            <text:p>16830</text:p>
          </table:table-cell>
          <table:table-cell table:formula="of:=[.I31]+[.K31]" office:value-type="float" office:value="41580" calcext:value-type="float">
            <text:p>41580</text:p>
          </table:table-cell>
          <table:table-cell table:formula="of:=[.J31]+[.K31]" office:value-type="float" office:value="42570" calcext:value-type="float">
            <text:p>4257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([.G32]+[.F32]*[.E32]+[.C32])*[.D32]" office:value-type="float" office:value="26334" calcext:value-type="float">
            <text:p>26334</text:p>
          </table:table-cell>
          <table:table-cell table:formula="of:=([.H32]+[.F32]*[.E32]+[.C32])*[.D32]" office:value-type="float" office:value="27324" calcext:value-type="float">
            <text:p>27324</text:p>
          </table:table-cell>
          <table:table-cell table:formula="of:=([.F32]*1*[.D32])" office:value-type="float" office:value="16830" calcext:value-type="float">
            <text:p>16830</text:p>
          </table:table-cell>
          <table:table-cell table:formula="of:=[.I32]+[.K32]" office:value-type="float" office:value="43164" calcext:value-type="float">
            <text:p>43164</text:p>
          </table:table-cell>
          <table:table-cell table:formula="of:=[.J32]+[.K32]" office:value-type="float" office:value="44154" calcext:value-type="float">
            <text:p>4415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33]+[.F33]*[.E33]+[.C33])*[.D33]" office:value-type="float" office:value="27918" calcext:value-type="float">
            <text:p>27918</text:p>
          </table:table-cell>
          <table:table-cell table:formula="of:=([.H33]+[.F33]*[.E33]+[.C33])*[.D33]" office:value-type="float" office:value="28908" calcext:value-type="float">
            <text:p>28908</text:p>
          </table:table-cell>
          <table:table-cell table:formula="of:=([.F33]*1*[.D33])" office:value-type="float" office:value="16830" calcext:value-type="float">
            <text:p>16830</text:p>
          </table:table-cell>
          <table:table-cell table:formula="of:=[.I33]+[.K33]" office:value-type="float" office:value="44748" calcext:value-type="float">
            <text:p>44748</text:p>
          </table:table-cell>
          <table:table-cell table:formula="of:=[.J33]+[.K33]" office:value-type="float" office:value="45738" calcext:value-type="float">
            <text:p>457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34]+[.F34]*[.E34]+[.C34])*[.D34]" office:value-type="float" office:value="24750" calcext:value-type="float">
            <text:p>24750</text:p>
          </table:table-cell>
          <table:table-cell table:formula="of:=([.H34]+[.F34]*[.E34]+[.C34])*[.D34]" office:value-type="float" office:value="26730" calcext:value-type="float">
            <text:p>26730</text:p>
          </table:table-cell>
          <table:table-cell table:formula="of:=([.F34]*1*[.D34])" office:value-type="float" office:value="16830" calcext:value-type="float">
            <text:p>16830</text:p>
          </table:table-cell>
          <table:table-cell table:formula="of:=[.I34]+[.K34]" office:value-type="float" office:value="41580" calcext:value-type="float">
            <text:p>41580</text:p>
          </table:table-cell>
          <table:table-cell table:formula="of:=[.J34]+[.K34]" office:value-type="float" office:value="43560" calcext:value-type="float">
            <text:p>4356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([.G35]+[.F35]*[.E35]+[.C35])*[.D35]" office:value-type="float" office:value="27324" calcext:value-type="float">
            <text:p>27324</text:p>
          </table:table-cell>
          <table:table-cell table:formula="of:=([.H35]+[.F35]*[.E35]+[.C35])*[.D35]" office:value-type="float" office:value="28314" calcext:value-type="float">
            <text:p>28314</text:p>
          </table:table-cell>
          <table:table-cell table:formula="of:=([.F35]*1*[.D35])" office:value-type="float" office:value="16830" calcext:value-type="float">
            <text:p>16830</text:p>
          </table:table-cell>
          <table:table-cell table:formula="of:=[.I35]+[.K35]" office:value-type="float" office:value="44154" calcext:value-type="float">
            <text:p>44154</text:p>
          </table:table-cell>
          <table:table-cell table:formula="of:=[.J35]+[.K35]" office:value-type="float" office:value="45144" calcext:value-type="float">
            <text:p>4514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formula="of:=([.G36]+[.F36]*[.E36]+[.C36])*[.D36]" office:value-type="float" office:value="28908" calcext:value-type="float">
            <text:p>28908</text:p>
          </table:table-cell>
          <table:table-cell table:formula="of:=([.H36]+[.F36]*[.E36]+[.C36])*[.D36]" office:value-type="float" office:value="29898" calcext:value-type="float">
            <text:p>29898</text:p>
          </table:table-cell>
          <table:table-cell table:formula="of:=([.F36]*1*[.D36])" office:value-type="float" office:value="16830" calcext:value-type="float">
            <text:p>16830</text:p>
          </table:table-cell>
          <table:table-cell table:formula="of:=[.I36]+[.K36]" office:value-type="float" office:value="45738" calcext:value-type="float">
            <text:p>45738</text:p>
          </table:table-cell>
          <table:table-cell table:formula="of:=[.J36]+[.K36]" office:value-type="float" office:value="46728" calcext:value-type="float">
            <text:p>467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formula="of:=([.G37]+[.F37]*[.E37]+[.C37])*[.D37]" office:value-type="float" office:value="30492" calcext:value-type="float">
            <text:p>30492</text:p>
          </table:table-cell>
          <table:table-cell table:formula="of:=([.H37]+[.F37]*[.E37]+[.C37])*[.D37]" office:value-type="float" office:value="31482" calcext:value-type="float">
            <text:p>31482</text:p>
          </table:table-cell>
          <table:table-cell table:formula="of:=([.F37]*1*[.D37])" office:value-type="float" office:value="16830" calcext:value-type="float">
            <text:p>16830</text:p>
          </table:table-cell>
          <table:table-cell table:formula="of:=[.I37]+[.K37]" office:value-type="float" office:value="47322" calcext:value-type="float">
            <text:p>47322</text:p>
          </table:table-cell>
          <table:table-cell table:formula="of:=[.J37]+[.K37]" office:value-type="float" office:value="48312" calcext:value-type="float">
            <text:p>483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table:formula="of:=([.G38]+[.F38]*[.E38]+[.C38])*[.D38]" office:value-type="float" office:value="32076" calcext:value-type="float">
            <text:p>32076</text:p>
          </table:table-cell>
          <table:table-cell table:formula="of:=([.H38]+[.F38]*[.E38]+[.C38])*[.D38]" office:value-type="float" office:value="33066" calcext:value-type="float">
            <text:p>33066</text:p>
          </table:table-cell>
          <table:table-cell table:formula="of:=([.F38]*1*[.D38])" office:value-type="float" office:value="16830" calcext:value-type="float">
            <text:p>16830</text:p>
          </table:table-cell>
          <table:table-cell table:formula="of:=[.I38]+[.K38]" office:value-type="float" office:value="48906" calcext:value-type="float">
            <text:p>48906</text:p>
          </table:table-cell>
          <table:table-cell table:formula="of:=[.J38]+[.K38]" office:value-type="float" office:value="49896" calcext:value-type="float">
            <text:p>49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formula="of:=([.G39]+[.F39]*[.E39]+[.C39])*[.D39]" office:value-type="float" office:value="33660" calcext:value-type="float">
            <text:p>33660</text:p>
          </table:table-cell>
          <table:table-cell table:formula="of:=([.H39]+[.F39]*[.E39]+[.C39])*[.D39]" office:value-type="float" office:value="34650" calcext:value-type="float">
            <text:p>34650</text:p>
          </table:table-cell>
          <table:table-cell table:formula="of:=([.F39]*1*[.D39])" office:value-type="float" office:value="16830" calcext:value-type="float">
            <text:p>16830</text:p>
          </table:table-cell>
          <table:table-cell table:formula="of:=[.I39]+[.K39]" office:value-type="float" office:value="50490" calcext:value-type="float">
            <text:p>50490</text:p>
          </table:table-cell>
          <table:table-cell table:formula="of:=[.J39]+[.K39]" office:value-type="float" office:value="51480" calcext:value-type="float">
            <text:p>514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formula="of:=([.G40]+[.F40]*[.E40]+[.C40])*[.D40]" office:value-type="float" office:value="35244" calcext:value-type="float">
            <text:p>35244</text:p>
          </table:table-cell>
          <table:table-cell table:formula="of:=([.H40]+[.F40]*[.E40]+[.C40])*[.D40]" office:value-type="float" office:value="36234" calcext:value-type="float">
            <text:p>36234</text:p>
          </table:table-cell>
          <table:table-cell table:formula="of:=([.F40]*1*[.D40])" office:value-type="float" office:value="16830" calcext:value-type="float">
            <text:p>16830</text:p>
          </table:table-cell>
          <table:table-cell table:formula="of:=[.I40]+[.K40]" office:value-type="float" office:value="52074" calcext:value-type="float">
            <text:p>52074</text:p>
          </table:table-cell>
          <table:table-cell table:formula="of:=[.J40]+[.K40]" office:value-type="float" office:value="53064" calcext:value-type="float">
            <text:p>530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formula="of:=([.G41]+[.F41]*[.E41]+[.C41])*[.D41]" office:value-type="float" office:value="36828" calcext:value-type="float">
            <text:p>36828</text:p>
          </table:table-cell>
          <table:table-cell table:formula="of:=([.H41]+[.F41]*[.E41]+[.C41])*[.D41]" office:value-type="float" office:value="37818" calcext:value-type="float">
            <text:p>37818</text:p>
          </table:table-cell>
          <table:table-cell table:formula="of:=([.F41]*1*[.D41])" office:value-type="float" office:value="16830" calcext:value-type="float">
            <text:p>16830</text:p>
          </table:table-cell>
          <table:table-cell table:formula="of:=[.I41]+[.K41]" office:value-type="float" office:value="53658" calcext:value-type="float">
            <text:p>53658</text:p>
          </table:table-cell>
          <table:table-cell table:formula="of:=[.J41]+[.K41]" office:value-type="float" office:value="54648" calcext:value-type="float">
            <text:p>54648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kala</text:p>
          </table:table-cell>
          <table:table-cell office:value-type="string" calcext:value-type="string">
            <text:p>p_sayac</text:p>
          </table:table-cell>
          <table:table-cell office:value-type="string" calcext:value-type="string">
            <text:p>pattern_l</text:p>
          </table:table-cell>
          <table:table-cell office:value-type="string" calcext:value-type="string">
            <text:p>baski_dizi_str</text:p>
          </table:table-cell>
          <table:table-cell office:value-type="string" calcext:value-type="string">
            <text:p>baski_dizi_stop</text:p>
          </table:table-cell>
          <table:table-cell office:value-type="string" calcext:value-type="string">
            <text:p>hedef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45]+[.F45]*[.E45]+[.C45])*[.D45]" office:value-type="float" office:value="33660" calcext:value-type="float">
            <text:p>33660</text:p>
          </table:table-cell>
          <table:table-cell table:formula="of:=([.H45]+[.F45]*[.E45]+[.C45])*[.D45]" office:value-type="float" office:value="34650" calcext:value-type="float">
            <text:p>34650</text:p>
          </table:table-cell>
          <table:table-cell table:formula="of:=([.F45]*1*[.D45])" office:value-type="float" office:value="16830" calcext:value-type="float">
            <text:p>16830</text:p>
          </table:table-cell>
          <table:table-cell table:formula="of:=[.I45]+[.K45]" office:value-type="float" office:value="50490" calcext:value-type="float">
            <text:p>50490</text:p>
          </table:table-cell>
          <table:table-cell table:formula="of:=[.J45]+[.K45]" office:value-type="float" office:value="51480" calcext:value-type="float">
            <text:p>5148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([.G46]+[.F46]*[.E46]+[.C46])*[.D46]" office:value-type="float" office:value="35244" calcext:value-type="float">
            <text:p>35244</text:p>
          </table:table-cell>
          <table:table-cell table:formula="of:=([.H46]+[.F46]*[.E46]+[.C46])*[.D46]" office:value-type="float" office:value="36234" calcext:value-type="float">
            <text:p>36234</text:p>
          </table:table-cell>
          <table:table-cell table:formula="of:=([.F46]*1*[.D46])" office:value-type="float" office:value="16830" calcext:value-type="float">
            <text:p>16830</text:p>
          </table:table-cell>
          <table:table-cell table:formula="of:=[.I46]+[.K46]" office:value-type="float" office:value="52074" calcext:value-type="float">
            <text:p>52074</text:p>
          </table:table-cell>
          <table:table-cell table:formula="of:=[.J46]+[.K46]" office:value-type="float" office:value="53064" calcext:value-type="float">
            <text:p>530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G47]+[.F47]*[.E47]+[.C47])*[.D47]" office:value-type="float" office:value="36828" calcext:value-type="float">
            <text:p>36828</text:p>
          </table:table-cell>
          <table:table-cell table:formula="of:=([.H47]+[.F47]*[.E47]+[.C47])*[.D47]" office:value-type="float" office:value="37818" calcext:value-type="float">
            <text:p>37818</text:p>
          </table:table-cell>
          <table:table-cell table:formula="of:=([.F47]*1*[.D47])" office:value-type="float" office:value="16830" calcext:value-type="float">
            <text:p>16830</text:p>
          </table:table-cell>
          <table:table-cell table:formula="of:=[.I47]+[.K47]" office:value-type="float" office:value="53658" calcext:value-type="float">
            <text:p>53658</text:p>
          </table:table-cell>
          <table:table-cell table:formula="of:=[.J47]+[.K47]" office:value-type="float" office:value="54648" calcext:value-type="float">
            <text:p>5464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48]+[.F48]*[.E48]+[.C48])*[.D48]" office:value-type="float" office:value="38412" calcext:value-type="float">
            <text:p>38412</text:p>
          </table:table-cell>
          <table:table-cell table:formula="of:=([.H48]+[.F48]*[.E48]+[.C48])*[.D48]" office:value-type="float" office:value="39402" calcext:value-type="float">
            <text:p>39402</text:p>
          </table:table-cell>
          <table:table-cell table:formula="of:=([.F48]*1*[.D48])" office:value-type="float" office:value="16830" calcext:value-type="float">
            <text:p>16830</text:p>
          </table:table-cell>
          <table:table-cell table:formula="of:=[.I48]+[.K48]" office:value-type="float" office:value="55242" calcext:value-type="float">
            <text:p>55242</text:p>
          </table:table-cell>
          <table:table-cell table:formula="of:=[.J48]+[.K48]" office:value-type="float" office:value="56232" calcext:value-type="float">
            <text:p>562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G49]+[.F49]*[.E49]+[.C49])*[.D49]" office:value-type="float" office:value="39996" calcext:value-type="float">
            <text:p>39996</text:p>
          </table:table-cell>
          <table:table-cell table:formula="of:=([.H49]+[.F49]*[.E49]+[.C49])*[.D49]" office:value-type="float" office:value="40986" calcext:value-type="float">
            <text:p>40986</text:p>
          </table:table-cell>
          <table:table-cell table:formula="of:=([.F49]*1*[.D49])" office:value-type="float" office:value="16830" calcext:value-type="float">
            <text:p>16830</text:p>
          </table:table-cell>
          <table:table-cell table:formula="of:=[.I49]+[.K49]" office:value-type="float" office:value="56826" calcext:value-type="float">
            <text:p>56826</text:p>
          </table:table-cell>
          <table:table-cell table:formula="of:=[.J49]+[.K49]" office:value-type="float" office:value="57816" calcext:value-type="float">
            <text:p>578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([.G50]+[.F50]*[.E50]+[.C50])*[.D50]" office:value-type="float" office:value="41580" calcext:value-type="float">
            <text:p>41580</text:p>
          </table:table-cell>
          <table:table-cell table:formula="of:=([.H50]+[.F50]*[.E50]+[.C50])*[.D50]" office:value-type="float" office:value="42570" calcext:value-type="float">
            <text:p>42570</text:p>
          </table:table-cell>
          <table:table-cell table:formula="of:=([.F50]*1*[.D50])" office:value-type="float" office:value="16830" calcext:value-type="float">
            <text:p>16830</text:p>
          </table:table-cell>
          <table:table-cell table:formula="of:=[.I50]+[.K50]" office:value-type="float" office:value="58410" calcext:value-type="float">
            <text:p>58410</text:p>
          </table:table-cell>
          <table:table-cell table:formula="of:=[.J50]+[.K50]" office:value-type="float" office:value="59400" calcext:value-type="float">
            <text:p>594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([.G51]+[.F51]*[.E51]+[.C51])*[.D51]" office:value-type="float" office:value="43164" calcext:value-type="float">
            <text:p>43164</text:p>
          </table:table-cell>
          <table:table-cell table:formula="of:=([.H51]+[.F51]*[.E51]+[.C51])*[.D51]" office:value-type="float" office:value="44154" calcext:value-type="float">
            <text:p>44154</text:p>
          </table:table-cell>
          <table:table-cell table:formula="of:=([.F51]*1*[.D51])" office:value-type="float" office:value="16830" calcext:value-type="float">
            <text:p>16830</text:p>
          </table:table-cell>
          <table:table-cell table:formula="of:=[.I51]+[.K51]" office:value-type="float" office:value="59994" calcext:value-type="float">
            <text:p>59994</text:p>
          </table:table-cell>
          <table:table-cell table:formula="of:=[.J51]+[.K51]" office:value-type="float" office:value="60984" calcext:value-type="float">
            <text:p>609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52]+[.F52]*[.E52]+[.C52])*[.D52]" office:value-type="float" office:value="44748" calcext:value-type="float">
            <text:p>44748</text:p>
          </table:table-cell>
          <table:table-cell table:formula="of:=([.H52]+[.F52]*[.E52]+[.C52])*[.D52]" office:value-type="float" office:value="45738" calcext:value-type="float">
            <text:p>45738</text:p>
          </table:table-cell>
          <table:table-cell table:formula="of:=([.F52]*1*[.D52])" office:value-type="float" office:value="16830" calcext:value-type="float">
            <text:p>16830</text:p>
          </table:table-cell>
          <table:table-cell table:formula="of:=[.I52]+[.K52]" office:value-type="float" office:value="61578" calcext:value-type="float">
            <text:p>61578</text:p>
          </table:table-cell>
          <table:table-cell table:formula="of:=[.J52]+[.K52]" office:value-type="float" office:value="62568" calcext:value-type="float">
            <text:p>625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53]+[.F53]*[.E53]+[.C53])*[.D53]" office:value-type="float" office:value="41580" calcext:value-type="float">
            <text:p>41580</text:p>
          </table:table-cell>
          <table:table-cell table:formula="of:=([.H53]+[.F53]*[.E53]+[.C53])*[.D53]" office:value-type="float" office:value="43560" calcext:value-type="float">
            <text:p>43560</text:p>
          </table:table-cell>
          <table:table-cell table:formula="of:=([.F53]*1*[.D53])" office:value-type="float" office:value="16830" calcext:value-type="float">
            <text:p>16830</text:p>
          </table:table-cell>
          <table:table-cell table:formula="of:=[.I53]+[.K53]" office:value-type="float" office:value="58410" calcext:value-type="float">
            <text:p>58410</text:p>
          </table:table-cell>
          <table:table-cell table:formula="of:=[.J53]+[.K53]" office:value-type="float" office:value="60390" calcext:value-type="float">
            <text:p>6039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([.G54]+[.F54]*[.E54]+[.C54])*[.D54]" office:value-type="float" office:value="44154" calcext:value-type="float">
            <text:p>44154</text:p>
          </table:table-cell>
          <table:table-cell table:formula="of:=([.H54]+[.F54]*[.E54]+[.C54])*[.D54]" office:value-type="float" office:value="45144" calcext:value-type="float">
            <text:p>45144</text:p>
          </table:table-cell>
          <table:table-cell table:formula="of:=([.F54]*1*[.D54])" office:value-type="float" office:value="16830" calcext:value-type="float">
            <text:p>16830</text:p>
          </table:table-cell>
          <table:table-cell table:formula="of:=[.I54]+[.K54]" office:value-type="float" office:value="60984" calcext:value-type="float">
            <text:p>60984</text:p>
          </table:table-cell>
          <table:table-cell table:formula="of:=[.J54]+[.K54]" office:value-type="float" office:value="61974" calcext:value-type="float">
            <text:p>619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formula="of:=([.G55]+[.F55]*[.E55]+[.C55])*[.D55]" office:value-type="float" office:value="45738" calcext:value-type="float">
            <text:p>45738</text:p>
          </table:table-cell>
          <table:table-cell table:formula="of:=([.H55]+[.F55]*[.E55]+[.C55])*[.D55]" office:value-type="float" office:value="46728" calcext:value-type="float">
            <text:p>46728</text:p>
          </table:table-cell>
          <table:table-cell table:formula="of:=([.F55]*1*[.D55])" office:value-type="float" office:value="16830" calcext:value-type="float">
            <text:p>16830</text:p>
          </table:table-cell>
          <table:table-cell table:formula="of:=[.I55]+[.K55]" office:value-type="float" office:value="62568" calcext:value-type="float">
            <text:p>62568</text:p>
          </table:table-cell>
          <table:table-cell table:formula="of:=[.J55]+[.K55]" office:value-type="float" office:value="63558" calcext:value-type="float">
            <text:p>6355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formula="of:=([.G56]+[.F56]*[.E56]+[.C56])*[.D56]" office:value-type="float" office:value="47322" calcext:value-type="float">
            <text:p>47322</text:p>
          </table:table-cell>
          <table:table-cell table:formula="of:=([.H56]+[.F56]*[.E56]+[.C56])*[.D56]" office:value-type="float" office:value="48312" calcext:value-type="float">
            <text:p>48312</text:p>
          </table:table-cell>
          <table:table-cell table:formula="of:=([.F56]*1*[.D56])" office:value-type="float" office:value="16830" calcext:value-type="float">
            <text:p>16830</text:p>
          </table:table-cell>
          <table:table-cell table:formula="of:=[.I56]+[.K56]" office:value-type="float" office:value="64152" calcext:value-type="float">
            <text:p>64152</text:p>
          </table:table-cell>
          <table:table-cell table:formula="of:=[.J56]+[.K56]" office:value-type="float" office:value="65142" calcext:value-type="float">
            <text:p>651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table:formula="of:=([.G57]+[.F57]*[.E57]+[.C57])*[.D57]" office:value-type="float" office:value="48906" calcext:value-type="float">
            <text:p>48906</text:p>
          </table:table-cell>
          <table:table-cell table:formula="of:=([.H57]+[.F57]*[.E57]+[.C57])*[.D57]" office:value-type="float" office:value="49896" calcext:value-type="float">
            <text:p>49896</text:p>
          </table:table-cell>
          <table:table-cell table:formula="of:=([.F57]*1*[.D57])" office:value-type="float" office:value="16830" calcext:value-type="float">
            <text:p>16830</text:p>
          </table:table-cell>
          <table:table-cell table:formula="of:=[.I57]+[.K57]" office:value-type="float" office:value="65736" calcext:value-type="float">
            <text:p>65736</text:p>
          </table:table-cell>
          <table:table-cell table:formula="of:=[.J57]+[.K57]" office:value-type="float" office:value="66726" calcext:value-type="float">
            <text:p>6672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formula="of:=([.G58]+[.F58]*[.E58]+[.C58])*[.D58]" office:value-type="float" office:value="50490" calcext:value-type="float">
            <text:p>50490</text:p>
          </table:table-cell>
          <table:table-cell table:formula="of:=([.H58]+[.F58]*[.E58]+[.C58])*[.D58]" office:value-type="float" office:value="51480" calcext:value-type="float">
            <text:p>51480</text:p>
          </table:table-cell>
          <table:table-cell table:formula="of:=([.F58]*1*[.D58])" office:value-type="float" office:value="16830" calcext:value-type="float">
            <text:p>16830</text:p>
          </table:table-cell>
          <table:table-cell table:formula="of:=[.I58]+[.K58]" office:value-type="float" office:value="67320" calcext:value-type="float">
            <text:p>67320</text:p>
          </table:table-cell>
          <table:table-cell table:formula="of:=[.J58]+[.K58]" office:value-type="float" office:value="68310" calcext:value-type="float">
            <text:p>683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formula="of:=([.G59]+[.F59]*[.E59]+[.C59])*[.D59]" office:value-type="float" office:value="52074" calcext:value-type="float">
            <text:p>52074</text:p>
          </table:table-cell>
          <table:table-cell table:formula="of:=([.H59]+[.F59]*[.E59]+[.C59])*[.D59]" office:value-type="float" office:value="53064" calcext:value-type="float">
            <text:p>53064</text:p>
          </table:table-cell>
          <table:table-cell table:formula="of:=([.F59]*1*[.D59])" office:value-type="float" office:value="16830" calcext:value-type="float">
            <text:p>16830</text:p>
          </table:table-cell>
          <table:table-cell table:formula="of:=[.I59]+[.K59]" office:value-type="float" office:value="68904" calcext:value-type="float">
            <text:p>68904</text:p>
          </table:table-cell>
          <table:table-cell table:formula="of:=[.J59]+[.K59]" office:value-type="float" office:value="69894" calcext:value-type="float">
            <text:p>698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formula="of:=([.G60]+[.F60]*[.E60]+[.C60])*[.D60]" office:value-type="float" office:value="53658" calcext:value-type="float">
            <text:p>53658</text:p>
          </table:table-cell>
          <table:table-cell table:formula="of:=([.H60]+[.F60]*[.E60]+[.C60])*[.D60]" office:value-type="float" office:value="54648" calcext:value-type="float">
            <text:p>54648</text:p>
          </table:table-cell>
          <table:table-cell table:formula="of:=([.F60]*1*[.D60])" office:value-type="float" office:value="16830" calcext:value-type="float">
            <text:p>16830</text:p>
          </table:table-cell>
          <table:table-cell table:formula="of:=[.I60]+[.K60]" office:value-type="float" office:value="70488" calcext:value-type="float">
            <text:p>70488</text:p>
          </table:table-cell>
          <table:table-cell table:formula="of:=[.J60]+[.K60]" office:value-type="float" office:value="71478" calcext:value-type="float">
            <text:p>714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54:12.045000000</meta:creation-date>
    <dc:date>2018-03-27T18:07:29.087000000</dc:date>
    <meta:editing-duration>PT2H25M3S</meta:editing-duration>
    <meta:editing-cycles>3</meta:editing-cycles>
    <meta:generator>LibreOffice/5.4.3.2$Windows_X86_64 LibreOffice_project/92a7159f7e4af62137622921e809f8546db437e5</meta:generator>
    <meta:document-statistic meta:table-count="1" meta:cell-count="660" meta:object-count="0"/>
  </office:meta>
</office:document-meta>
</file>